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00000002008D623C5F287E0076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MU Typewriter Text" svg:font-family="'CMU Typewriter Text'" style:font-adornments="Claro" style:font-family-generic="modern" style:font-pitch="variable"/>
    <style:font-face style:name="CMU Classical Serif" svg:font-family="'CMU Classical Serif'" style:font-adornments="Itálico" style:font-family-generic="roman" style:font-pitch="variable"/>
    <style:font-face style:name="CMU Serif" svg:font-family="'CMU Serif'" style:font-adornments="Itálico" style:font-family-generic="roman" style:font-pitch="variable"/>
    <style:font-face style:name="CMU Serif2" svg:font-family="'CMU Serif'" style:font-adornments="Negrito" style:font-family-generic="roman" style:font-pitch="variable"/>
    <style:font-face style:name="CMU Serif3" svg:font-family="'CMU Serif'" style:font-adornments="Regular" style:font-family-generic="roman" style:font-pitch="variable"/>
    <style:font-face style:name="CMU Serif1" svg:font-family="'CMU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ítulo_20_Seção">
      <style:text-properties officeooo:paragraph-rsid="028da779"/>
    </style:style>
    <style:style style:name="P2" style:family="paragraph" style:parent-style-name="Autor_20_Cabeçalho">
      <style:text-properties fo:font-style="normal" officeooo:paragraph-rsid="02660fa1" style:font-style-asian="normal" style:font-style-complex="normal"/>
    </style:style>
    <style:style style:name="P3" style:family="paragraph" style:parent-style-name="Título_20_do_20_relatório">
      <style:text-properties fo:font-variant="small-caps" fo:color="#ffffff" style:font-name="CMU Serif2" fo:font-size="16pt" fo:font-style="normal" fo:font-weight="bold" officeooo:rsid="02f4c913" officeooo:paragraph-rsid="02f4c913" fo:background-color="transparent" style:font-size-asian="16pt" style:font-size-complex="16pt"/>
    </style:style>
    <style:style style:name="P4" style:family="paragraph" style:parent-style-name="Pré-título">
      <style:paragraph-properties fo:text-align="start" style:justify-single-word="false"/>
      <style:text-properties officeooo:paragraph-rsid="02742469"/>
    </style:style>
    <style:style style:name="P5" style:family="paragraph" style:parent-style-name="Text_20_body" style:list-style-name="L2">
      <style:text-properties officeooo:paragraph-rsid="033bc50f"/>
    </style:style>
    <style:style style:name="P6" style:family="paragraph" style:parent-style-name="Text_20_body">
      <style:text-properties officeooo:paragraph-rsid="033b30bc"/>
    </style:style>
    <style:style style:name="P7" style:family="paragraph" style:parent-style-name="Text_20_body" style:list-style-name="L2">
      <style:text-properties officeooo:rsid="033bc50f" officeooo:paragraph-rsid="033bc50f"/>
    </style:style>
    <style:style style:name="P8" style:family="paragraph" style:parent-style-name="Text_20_body">
      <style:text-properties officeooo:paragraph-rsid="031219a3"/>
    </style:style>
    <style:style style:name="P9" style:family="paragraph" style:parent-style-name="Text_20_body" style:list-style-name="L3">
      <style:text-properties officeooo:paragraph-rsid="03415aa8"/>
    </style:style>
    <style:style style:name="P10" style:family="paragraph" style:parent-style-name="Text_20_body" style:list-style-name="L3">
      <style:text-properties officeooo:paragraph-rsid="03445812"/>
    </style:style>
    <style:style style:name="P11" style:family="paragraph" style:parent-style-name="Text_20_body" style:list-style-name="L3">
      <style:text-properties officeooo:rsid="033e1485" officeooo:paragraph-rsid="033e1485"/>
    </style:style>
    <style:style style:name="P12" style:family="paragraph" style:parent-style-name="Text_20_body" style:list-style-name="L3">
      <style:text-properties officeooo:rsid="033f9a11" officeooo:paragraph-rsid="033f9a11"/>
    </style:style>
    <style:style style:name="P13" style:family="paragraph" style:parent-style-name="Text_20_body">
      <style:text-properties officeooo:paragraph-rsid="03445812"/>
    </style:style>
    <style:style style:name="P14" style:family="paragraph" style:parent-style-name="Text_20_body">
      <style:paragraph-properties fo:margin-left="0cm" fo:margin-right="0cm" fo:text-indent="0cm" style:auto-text-indent="false" fo:break-before="page"/>
      <style:text-properties fo:font-weight="bold" officeooo:rsid="0345e634" officeooo:paragraph-rsid="0345e634" style:font-weight-asian="bold" style:font-weight-complex="bold"/>
    </style:style>
    <style:style style:name="P15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345e634"/>
    </style:style>
    <style:style style:name="T1" style:family="text">
      <style:text-properties officeooo:rsid="01517c8b"/>
    </style:style>
    <style:style style:name="T2" style:family="text">
      <style:text-properties fo:font-variant="small-caps" fo:color="#000000" style:font-name="CMU Serif2" fo:font-size="12pt" fo:font-weight="bold" officeooo:rsid="0339ce57" fo:background-color="transparent" loext:char-shading-value="0"/>
    </style:style>
    <style:style style:name="T3" style:family="text">
      <style:text-properties fo:font-variant="small-caps" fo:color="#000000" style:font-name="CMU Serif2" fo:font-size="12pt" fo:font-weight="bold" officeooo:rsid="033e1485" fo:background-color="transparent" loext:char-shading-value="0"/>
    </style:style>
    <style:style style:name="T4" style:family="text">
      <style:text-properties fo:font-variant="small-caps" fo:color="#666666" style:text-position="0% 100%" style:font-name="CMU Serif3" fo:font-size="10.5pt" fo:font-style="normal" fo:font-weight="bold" officeooo:rsid="028da779" fo:background-color="transparent" loext:char-shading-value="0" style:font-size-asian="10.5pt" style:font-weight-asian="bold" style:font-size-complex="10.5pt" style:font-weight-complex="bold"/>
    </style:style>
    <style:style style:name="T5" style:family="text">
      <style:text-properties fo:font-variant="small-caps" fo:color="#ffffff" style:font-name="CMU Serif1" fo:font-size="12pt" fo:font-style="normal" fo:font-weight="normal" officeooo:rsid="02742469" fo:background-color="transparent" loext:char-shading-value="0"/>
    </style:style>
    <style:style style:name="T6" style:family="text">
      <style:text-properties fo:font-variant="small-caps" fo:color="#ffffff" style:font-name="CMU Serif1" fo:font-size="12pt" fo:font-style="normal" fo:font-weight="normal" officeooo:rsid="02b8c0c7" fo:background-color="transparent" loext:char-shading-value="0"/>
    </style:style>
    <style:style style:name="T7" style:family="text">
      <style:text-properties fo:font-variant="small-caps" fo:color="#ffffff" style:font-name="CMU Serif1" fo:font-size="12pt" fo:font-style="normal" fo:font-weight="normal" officeooo:rsid="0339ce57" fo:background-color="transparent" loext:char-shading-value="0"/>
    </style:style>
    <style:style style:name="T8" style:family="text">
      <style:text-properties fo:color="#000000" style:font-name="CMU Serif1" fo:font-weight="normal" fo:background-color="transparent" loext:char-shading-value="0" style:font-weight-asian="normal" style:font-weight-complex="normal"/>
    </style:style>
    <style:style style:name="T9" style:family="text">
      <style:text-properties fo:color="#000000" style:font-name="CMU Serif1" fo:font-weight="normal" officeooo:rsid="031a686f" fo:background-color="transparent" loext:char-shading-value="0" style:font-weight-asian="normal" style:font-weight-complex="normal"/>
    </style:style>
    <style:style style:name="T10" style:family="text">
      <style:text-properties fo:color="#000000" style:font-name="CMU Serif1" fo:font-weight="normal" officeooo:rsid="033e1485" fo:background-color="transparent" loext:char-shading-value="0" style:font-weight-asian="normal" style:font-weight-complex="normal"/>
    </style:style>
    <style:style style:name="T11" style:family="text">
      <style:text-properties fo:color="#000000" style:font-name="CMU Serif1" fo:font-weight="normal" officeooo:rsid="033f9a11" fo:background-color="transparent" loext:char-shading-value="0" style:font-weight-asian="normal" style:font-weight-complex="normal"/>
    </style:style>
    <style:style style:name="T12" style:family="text">
      <style:text-properties fo:color="#000000" style:font-name="CMU Serif1" fo:font-weight="normal" officeooo:rsid="0347d300" fo:background-color="transparent" loext:char-shading-value="0" style:font-weight-asian="normal" style:font-weight-complex="normal"/>
    </style:style>
    <style:style style:name="T13" style:family="text">
      <style:text-properties fo:color="#000000" style:font-name="CMU Serif1" fo:font-weight="normal" officeooo:rsid="033bc50f" fo:background-color="transparent" loext:char-shading-value="0"/>
    </style:style>
    <style:style style:name="T14" style:family="text">
      <style:text-properties fo:color="#000000" style:font-name="CMU Serif1" fo:font-weight="normal" officeooo:rsid="0347d300" fo:background-color="transparent" loext:char-shading-value="0"/>
    </style:style>
    <style:style style:name="T15" style:family="text">
      <style:text-properties fo:color="#000000" style:font-name="CMU Serif1" fo:font-weight="bold" fo:background-color="transparent" loext:char-shading-value="0" style:font-weight-asian="bold" style:font-weight-complex="bold"/>
    </style:style>
    <style:style style:name="T16" style:family="text">
      <style:text-properties fo:color="#000000" style:font-name="CMU Serif1" fo:font-style="italic" fo:font-weight="normal" officeooo:rsid="033bc50f" fo:background-color="transparent" loext:char-shading-value="0" style:font-style-asian="italic" style:font-weight-asian="normal" style:font-style-complex="italic" style:font-weight-complex="normal"/>
    </style:style>
    <style:style style:name="T17" style:family="text">
      <style:text-properties fo:color="#000000" style:font-name="CMU Serif1" fo:font-style="italic" fo:font-weight="normal" officeooo:rsid="033d74ea" fo:background-color="transparent" loext:char-shading-value="0" style:font-style-asian="italic" style:font-weight-asian="normal" style:font-style-complex="italic" style:font-weight-complex="normal"/>
    </style:style>
    <style:style style:name="T18" style:family="text">
      <style:text-properties fo:color="#000000" style:font-name="CMU Serif1" fo:font-style="italic" fo:font-weight="normal" officeooo:rsid="033f9a11" fo:background-color="transparent" loext:char-shading-value="0" style:font-style-asian="italic" style:font-weight-asian="normal" style:font-style-complex="italic" style:font-weight-complex="normal"/>
    </style:style>
    <style:style style:name="T19" style:family="text">
      <style:text-properties fo:color="#000000" style:font-name="CMU Serif1" fo:font-style="italic" style:text-underline-style="none" fo:font-weight="normal" fo:background-color="transparent" loext:char-shading-value="0" style:font-style-asian="italic" style:font-weight-asian="normal" style:font-style-complex="italic" style:font-weight-complex="normal"/>
    </style:style>
    <style:style style:name="T20" style:family="text">
      <style:text-properties fo:color="#000000" style:font-name="CMU Serif1" fo:font-style="italic" style:text-underline-style="none" fo:font-weight="normal" officeooo:rsid="033f9a11" fo:background-color="transparent" loext:char-shading-value="0" style:font-style-asian="italic" style:font-weight-asian="normal" style:font-style-complex="italic" style:font-weight-complex="normal"/>
    </style:style>
    <style:style style:name="T21" style:family="text">
      <style:text-properties fo:color="#000000" style:font-name="CMU Serif1" fo:font-style="italic" style:text-underline-style="none" fo:font-weight="normal" officeooo:rsid="03415aa8" fo:background-color="transparent" loext:char-shading-value="0" style:font-style-asian="italic" style:font-weight-asian="normal" style:font-style-complex="italic" style:font-weight-complex="normal"/>
    </style:style>
    <style:style style:name="T22" style:family="text">
      <style:text-properties fo:color="#000000" style:font-name="CMU Serif1" fo:font-style="italic" style:text-underline-style="none" fo:font-weight="normal" officeooo:rsid="03429dd5" fo:background-color="transparent" loext:char-shading-value="0" style:font-style-asian="italic" style:font-weight-asian="normal" style:font-style-complex="italic" style:font-weight-complex="normal"/>
    </style:style>
    <style:style style:name="T23" style:family="text">
      <style:text-properties fo:color="#000000" style:font-name="CMU Serif1" fo:font-style="italic" style:text-underline-style="none" fo:font-weight="normal" officeooo:rsid="03445812" fo:background-color="transparent" loext:char-shading-value="0" style:font-style-asian="italic" style:font-weight-asian="normal" style:font-style-complex="italic" style:font-weight-complex="normal"/>
    </style:style>
    <style:style style:name="T24" style:family="text">
      <style:text-properties fo:color="#000000" style:font-name="CMU Serif1" fo:font-style="italic" style:text-underline-style="none" fo:font-weight="normal" officeooo:rsid="034538f6" fo:background-color="transparent" loext:char-shading-value="0" style:font-style-asian="italic" style:font-weight-asian="normal" style:font-style-complex="italic" style:font-weight-complex="normal"/>
    </style:style>
    <style:style style:name="T25" style:family="text">
      <style:text-properties fo:color="#000000" style:font-name="CMU Serif1" fo:font-style="normal" fo:font-weight="normal" officeooo:rsid="033bc50f" fo:background-color="transparent" loext:char-shading-value="0" style:font-style-asian="normal" style:font-weight-asian="normal" style:font-style-complex="normal" style:font-weight-complex="normal"/>
    </style:style>
    <style:style style:name="T26" style:family="text">
      <style:text-properties fo:color="#000000" style:font-name="CMU Serif1" fo:font-style="normal" fo:font-weight="normal" officeooo:rsid="033d74ea" fo:background-color="transparent" loext:char-shading-value="0" style:font-style-asian="normal" style:font-weight-asian="normal" style:font-style-complex="normal" style:font-weight-complex="normal"/>
    </style:style>
    <style:style style:name="T27" style:family="text">
      <style:text-properties fo:color="#000000" style:font-name="CMU Serif1" fo:font-style="normal" fo:font-weight="normal" officeooo:rsid="033f9a11" fo:background-color="transparent" loext:char-shading-value="0" style:font-style-asian="normal" style:font-weight-asian="normal" style:font-style-complex="normal" style:font-weight-complex="normal"/>
    </style:style>
    <style:style style:name="T28" style:family="text">
      <style:text-properties fo:color="#000000" style:font-name="CMU Serif1" fo:font-style="normal" style:text-underline-style="none" fo:font-weight="normal" fo:background-color="transparent" loext:char-shading-value="0" style:font-style-asian="normal" style:font-weight-asian="normal" style:font-style-complex="normal" style:font-weight-complex="normal"/>
    </style:style>
    <style:style style:name="T29" style:family="text">
      <style:text-properties fo:color="#000000" style:font-name="CMU Serif1" fo:font-style="normal" style:text-underline-style="none" fo:font-weight="normal" officeooo:rsid="033f9a11" fo:background-color="transparent" loext:char-shading-value="0" style:font-style-asian="normal" style:font-weight-asian="normal" style:font-style-complex="normal" style:font-weight-complex="normal"/>
    </style:style>
    <style:style style:name="T30" style:family="text">
      <style:text-properties fo:color="#000000" style:font-name="CMU Serif1" fo:font-style="normal" style:text-underline-style="none" fo:font-weight="normal" officeooo:rsid="03415aa8" fo:background-color="transparent" loext:char-shading-value="0" style:font-style-asian="normal" style:font-weight-asian="normal" style:font-style-complex="normal" style:font-weight-complex="normal"/>
    </style:style>
    <style:style style:name="T31" style:family="text">
      <style:text-properties fo:color="#000000" style:font-name="CMU Serif1" fo:font-style="normal" style:text-underline-style="none" fo:font-weight="normal" officeooo:rsid="03429dd5" fo:background-color="transparent" loext:char-shading-value="0" style:font-style-asian="normal" style:font-weight-asian="normal" style:font-style-complex="normal" style:font-weight-complex="normal"/>
    </style:style>
    <style:style style:name="T32" style:family="text">
      <style:text-properties fo:color="#000000" style:font-name="CMU Serif1" fo:font-style="normal" style:text-underline-style="none" fo:font-weight="normal" officeooo:rsid="03445812" fo:background-color="transparent" loext:char-shading-value="0" style:font-style-asian="normal" style:font-weight-asian="normal" style:font-style-complex="normal" style:font-weight-complex="normal"/>
    </style:style>
    <style:style style:name="T33" style:family="text">
      <style:text-properties fo:color="#000000" style:font-name="CMU Serif1" fo:font-style="normal" style:text-underline-style="none" fo:font-weight="normal" officeooo:rsid="034538f6" fo:background-color="transparent" loext:char-shading-value="0" style:font-style-asian="normal" style:font-weight-asian="normal" style:font-style-complex="normal" style:font-weight-complex="normal"/>
    </style:style>
    <style:style style:name="T34" style:family="text">
      <style:text-properties fo:color="#000000" style:font-name="CMU Serif1" fo:font-style="normal" style:text-underline-style="none" fo:font-weight="normal" officeooo:rsid="0345e634" fo:background-color="transparent" loext:char-shading-value="0" style:font-style-asian="normal" style:font-weight-asian="normal" style:font-style-complex="normal" style:font-weight-complex="normal"/>
    </style:style>
    <style:style style:name="T35" style:family="text">
      <style:text-properties fo:color="#000000" style:font-name="CMU Serif1" fo:font-style="normal" style:text-underline-style="none" fo:font-weight="normal" officeooo:rsid="0347d300" fo:background-color="transparent" loext:char-shading-value="0" style:font-style-asian="normal" style:font-weight-asian="normal" style:font-style-complex="normal" style:font-weight-complex="normal"/>
    </style:style>
    <style:style style:name="T36" style:family="text">
      <style:text-properties fo:color="#000000" style:font-name="CMU Serif1" fo:font-style="normal" style:text-underline-style="none" fo:font-weight="bold" fo:background-color="transparent" loext:char-shading-value="0" style:font-style-asian="normal" style:font-weight-asian="bold" style:font-style-complex="normal" style:font-weight-complex="bold"/>
    </style:style>
    <style:style style:name="T37" style:family="text">
      <style:text-properties fo:color="#000000" style:font-name="CMU Serif1" fo:font-style="normal" style:text-underline-style="none" fo:font-weight="bold" officeooo:rsid="03415aa8" fo:background-color="transparent" loext:char-shading-value="0" style:font-style-asian="normal" style:font-weight-asian="bold" style:font-style-complex="normal" style:font-weight-complex="bold"/>
    </style:style>
    <style:style style:name="T38" style:family="text">
      <style:text-properties fo:color="#000000" style:font-name="CMU Serif1" fo:font-style="normal" style:text-underline-style="none" fo:font-weight="bold" officeooo:rsid="03445812" fo:background-color="transparent" loext:char-shading-value="0" style:font-style-asian="normal" style:font-weight-asian="bold" style:font-style-complex="normal" style:font-weight-complex="bold"/>
    </style:style>
    <style:style style:name="T39" style:family="text">
      <style:text-properties fo:color="#000000" style:font-name="CMU Serif1" fo:font-style="normal" style:text-underline-style="none" fo:font-weight="bold" officeooo:rsid="0345e634" fo:background-color="transparent" loext:char-shading-value="0" style:font-style-asian="normal" style:font-weight-asian="bold" style:font-style-complex="normal" style:font-weight-complex="bold"/>
    </style:style>
    <style:style style:name="T40" style:family="text">
      <style:text-properties fo:color="#000000" style:font-name="CMU Serif1" fo:font-style="normal" style:text-underline-style="none" fo:background-color="transparent" loext:char-shading-value="0" style:font-style-asian="normal" style:font-style-complex="normal"/>
    </style:style>
    <style:style style:name="T41" style:family="text">
      <style:text-properties fo:color="#000000" style:font-name="CMU Serif1" fo:font-style="normal" style:text-underline-style="none" officeooo:rsid="0345e634" fo:background-color="transparent" loext:char-shading-value="0" style:font-style-asian="normal" style:font-style-complex="normal"/>
    </style:style>
    <style:style style:name="T42" style:family="text">
      <style:text-properties fo:font-weight="bold" officeooo:rsid="0211de9e" fo:background-color="transparent" loext:char-shading-value="0" style:font-size-asian="10.5pt" style:font-weight-asian="bold" style:font-size-complex="10.5pt" style:font-weight-complex="bold"/>
    </style:style>
    <style:style style:name="T43" style:family="text">
      <style:text-properties fo:font-weight="bold" officeooo:rsid="033b30bc" style:font-weight-asian="bold" style:font-weight-complex="bold"/>
    </style:style>
    <style:style style:name="T4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33b30bc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33bc50f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bold" style:font-style-asian="normal" style:font-weight-asian="bold" style:font-style-complex="normal" style:font-weight-complex="bold"/>
    </style:style>
    <style:style style:name="T48" style:family="text">
      <style:text-properties fo:font-style="normal" fo:font-weight="bold" officeooo:rsid="033bc50f" style:font-style-asian="normal" style:font-weight-asian="bold" style:font-style-complex="normal" style:font-weight-complex="bold"/>
    </style:style>
    <style:style style:name="T4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0" style:family="text">
      <style:text-properties fo:font-style="italic" fo:font-weight="normal" officeooo:rsid="033b30bc" style:font-style-asian="italic" style:font-weight-asian="normal" style:font-style-complex="italic" style:font-weight-complex="normal"/>
    </style:style>
    <style:style style:name="T51" style:family="text">
      <style:text-properties fo:font-style="italic" fo:font-weight="normal" officeooo:rsid="033bc50f" style:font-style-asian="italic" style:font-weight-asian="normal" style:font-style-complex="italic" style:font-weight-complex="normal"/>
    </style:style>
    <style:style style:name="T52" style:family="text">
      <style:text-properties officeooo:rsid="0339ce57"/>
    </style:style>
    <style:style style:name="T53" style:family="text">
      <style:text-properties officeooo:rsid="033b30bc"/>
    </style:style>
    <style:style style:name="T54" style:family="text">
      <style:text-properties fo:font-weight="normal" officeooo:rsid="033b30bc" style:font-weight-asian="normal" style:font-weight-complex="normal"/>
    </style:style>
    <style:style style:name="T55" style:family="text">
      <style:text-properties officeooo:rsid="034538f6"/>
    </style:style>
    <style:style style:name="T56" style:family="text">
      <style:text-properties officeooo:rsid="0345e634"/>
    </style:style>
    <style:style style:name="T57" style:family="text">
      <style:text-properties officeooo:rsid="0347d300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5">REO </text:span><text:span text:style-name="T7">3</text:span><text:span text:style-name="T5"> – </text:span><text:span text:style-name="T6">Processos de Software</text:span></text:p>
      <text:p text:style-name="P3">O que eu entendi do artigo</text:p>
      <text:p text:style-name="P2">Pedro Antônio de Souza <text:span text:style-name="T1">(</text:span>201810557<text:span text:style-name="T1">)</text:span></text:p>
      <text:p text:style-name="Autor_20_Cabeçalho"/>
      <text:p text:style-name="P1"><text:span text:style-name="Numeração_20_de_20_questão"><text:span text:style-name="T42">1. </text:span></text:span><text:span text:style-name="T2">Como o framework Scrum implementa os Resultados Esperados GRE1, GRE2, GRE3, GRE4 e GRE5 do MPS.BR</text:span></text:p>
      <text:p text:style-name="P6"><text:span text:style-name="T52">De acordo com </text:span><text:span text:style-name="T14">Lima</text:span><text:span text:style-name="T52"> e </text:span><text:span text:style-name="T14">Vendramel</text:span><text:span text:style-name="T52"> (</text:span><text:span text:style-name="T14">2011</text:span><text:span text:style-name="T52">), </text:span><text:span text:style-name="T53">pode-se </text:span><text:span text:style-name="T13">afirmar</text:span><text:span text:style-name="T53"> que:</text:span></text:p>
      <text:list xml:id="list844507988" text:style-name="L2">
        <text:list-item>
          <text:p text:style-name="P5"><text:span text:style-name="T53">O </text:span><text:span text:style-name="T43">GRE1</text:span><text:span text:style-name="T54"> é completamente implementado pelo SCRUM ao passo que a elicitação de requisitos é feita com o cliente. Nesse momento, é gerado o </text:span><text:span text:style-name="T50">Product</text:span><text:span text:style-name="T45"> </text:span><text:span text:style-name="T50">Backlog</text:span><text:span text:style-name="T45"> </text:span><text:span text:style-name="T46">que armazena todos os requisitos levantados. O desenvolvimento dos itens são discriminados no</text:span><text:span text:style-name="T51"> Backlog</text:span><text:span text:style-name="T46"> do</text:span><text:span text:style-name="T51"> Sprint</text:span><text:span text:style-name="T46"> e são entendidos na</text:span><text:span text:style-name="T51"> Daily Scrum</text:span><text:span text:style-name="T46">.</text:span></text:p>
        </text:list-item>
        <text:list-item>
          <text:p text:style-name="P5"><text:span text:style-name="T46">O </text:span><text:span text:style-name="T48">GRE2</text:span><text:span text:style-name="T46"> também é implementado pelo SCRUM, já que o </text:span><text:span text:style-name="T51">Scrum</text:span><text:span text:style-name="T46"> </text:span><text:span text:style-name="T51">Master</text:span><text:span text:style-name="T46"> e o </text:span><text:span text:style-name="T51">Product</text:span><text:span text:style-name="T46"> </text:span><text:span text:style-name="T51">Owner</text:span><text:span text:style-name="T46"> são encarregados, dentre outras funções, de garantirem o entendimento e comprometimento da equipe com os requisitos.</text:span></text:p>
        </text:list-item>
        <text:list-item>
          <text:p text:style-name="P7"><text:span text:style-name="T44">O </text:span><text:span text:style-name="T47">GRE3</text:span><text:span text:style-name="T44">, por sua vez, não é implementado pelo </text:span><text:span text:style-name="T49">Scrum</text:span><text:span text:style-name="T44">, já que nenhum artefato é previsto para rastrear os requisitos e os produtos gerados.</text:span></text:p>
        </text:list-item>
        <text:list-item>
          <text:p text:style-name="P5"><text:span text:style-name="T46">O </text:span><text:span text:style-name="T48">GRE4</text:span><text:span text:style-name="T46"> é parcialmente implementado, pois o </text:span><text:span text:style-name="T51">Scrum</text:span><text:span text:style-name="T46"> não define um</text:span><text:span text:style-name="T25">a forma</text:span><text:span text:style-name="T46"> de </text:span><text:span text:style-name="T25">documentar </text:span><text:span text:style-name="T46">inconsistências encontradas.</text:span></text:p>
        </text:list-item>
        <text:list-item>
          <text:p text:style-name="P5"><text:span text:style-name="T46">Assim como o item anterior, o </text:span><text:span text:style-name="T48">GRE5</text:span><text:span text:style-name="T46"> é parcialmente implementado. Apesar de o </text:span><text:span text:style-name="T51">Product</text:span><text:span text:style-name="T46"> </text:span><text:span text:style-name="T51">Backlog</text:span><text:span text:style-name="T46"> </text:span><text:span text:style-name="T26">ser modificado</text:span><text:span text:style-name="T46"> caso </text:span><text:span text:style-name="T25">existam alterações nos requisitos, </text:span><text:span text:style-name="T26">o</text:span><text:span text:style-name="T17"> Scrum</text:span><text:span text:style-name="T26"> não define</text:span><text:span text:style-name="T16"> </text:span><text:span text:style-name="T25">uma forma de manter o histórico d</text:span><text:span text:style-name="T26">as</text:span><text:span text:style-name="T25"> alterações </text:span><text:span text:style-name="T26">realizadas</text:span><text:span text:style-name="T25">.</text:span></text:p>
        </text:list-item>
      </text:list>
      <text:p text:style-name="P1"><text:span text:style-name="Numeração_20_de_20_questão"><text:span text:style-name="T4">2. </text:span></text:span><text:span text:style-name="T3">Como o framework Scrum implementa os Resultados Esperados GPR1, GPR7, GPR9, GPR17 do MPS.BR</text:span></text:p>
      <text:p text:style-name="P8"><text:span text:style-name="T10">De acordo com</text:span><text:span text:style-name="T9"> </text:span><text:span text:style-name="T12">Lima</text:span><text:span text:style-name="T9"> e </text:span><text:span text:style-name="T12">Vendramel</text:span><text:span text:style-name="T9"> (201</text:span><text:span text:style-name="T12">1</text:span><text:span text:style-name="T9">), pode-se afirmar que:</text:span></text:p>
      <text:list xml:id="list3930803599" text:style-name="L3">
        <text:list-item>
          <text:p text:style-name="P11"><text:span text:style-name="T9">O </text:span><text:span text:style-name="T15">GPR1</text:span><text:span text:style-name="T8"> </text:span><text:span text:style-name="T11">é complemente implementado pelo </text:span><text:span text:style-name="T18">Scrum</text:span><text:span text:style-name="T27">, já que o escopo do trabalho é definido no </text:span><text:span text:style-name="T18">Product</text:span><text:span text:style-name="T27"> </text:span><text:span text:style-name="T20">Backlog</text:span><text:span text:style-name="T29">.</text:span></text:p>
        </text:list-item>
        <text:list-item>
          <text:p text:style-name="P12"><text:span text:style-name="T28">O </text:span><text:span text:style-name="T36">GPR7</text:span><text:span text:style-name="T28"> também é completamente implementado pelo </text:span><text:span text:style-name="T19">Scrum</text:span><text:span text:style-name="T28">, já que o </text:span><text:span text:style-name="T19">framework</text:span><text:span text:style-name="T28"> prevê que os times devem ser multifuncionais para que sejam </text:span><text:soft-page-break/><text:span text:style-name="T28">autossuficientes na concepção do produto. </text:span><text:span text:style-name="T30">Além disso, os cargos de </text:span><text:span text:style-name="T21">Scrum</text:span><text:span text:style-name="T30"> </text:span><text:span text:style-name="T21">Master</text:span><text:span text:style-name="T30"> e </text:span><text:span text:style-name="T21">Product</text:span><text:span text:style-name="T30"> </text:span><text:span text:style-name="T21">Owner</text:span><text:span text:style-name="T30"> definem bem os papéis de cada membro do time.</text:span></text:p>
        </text:list-item>
        <text:list-item>
          <text:p text:style-name="P9"><text:span text:style-name="T30">O </text:span><text:span text:style-name="T37">GPR9</text:span><text:span text:style-name="T30">, por sua vez, é parcialmente implementado pelo </text:span><text:span text:style-name="T21">Scrum</text:span><text:span text:style-name="T30">. </text:span><text:span text:style-name="T31">Apesar do </text:span><text:span text:style-name="T22">framework</text:span><text:span text:style-name="T31"> prever a geração de documentos</text:span><text:span text:style-name="T32">, </text:span><text:span text:style-name="T31">como </text:span><text:span text:style-name="T22">Product</text:span><text:span text:style-name="T31"> </text:span><text:span text:style-name="T22">Backlog</text:span><text:span text:style-name="T31"> </text:span><text:span text:style-name="T32">e</text:span><text:span text:style-name="T31"> </text:span><text:span text:style-name="T22">Sprint</text:span><text:span text:style-name="T31"> </text:span><text:span text:style-name="T22">Backlog</text:span><text:span text:style-name="T31">, </text:span><text:span text:style-name="T32">a forma de gerenciamento desses artefatos não é definida.]</text:span></text:p>
        </text:list-item>
        <text:list-item>
          <text:p text:style-name="P10"><text:span text:style-name="T32">Por fim, o </text:span><text:span text:style-name="T38">GPR17</text:span><text:span text:style-name="T32"> é totalmente implementado pelo </text:span><text:span text:style-name="T23">Scrum</text:span><text:span text:style-name="T32">, </text:span><text:span text:style-name="T33">já que ao final de cada </text:span><text:span text:style-name="T24">sprint</text:span><text:span text:style-name="T33"> é realizado a </text:span><text:span text:style-name="T24">review</text:span><text:span text:style-name="T33">: uma reunião para que os </text:span><text:span text:style-name="T24">stakeholders</text:span><text:span text:style-name="T33"> </text:span><text:span text:style-name="T34">verifiquem os produtos gerados.</text:span></text:p>
        </text:list-item>
      </text:list>
      <text:p text:style-name="P13"><text:span text:style-name="T34"/></text:p>
      <text:p text:style-name="P14"><text:span text:style-name="T40">Referências</text:span></text:p>
      <text:p text:style-name="P15"><text:span text:style-name="T34">LIMA, Sheila Moutinho; VENDRAMEL, Wilson. </text:span><text:span text:style-name="T39">Mapeamento entre as práticas do SCRUM e os processos do Nível G do MPS.BR</text:span><text:span text:style-name="T34">. FaSCi-Tech, v. 1, n. 5, </text:span><text:span text:style-name="T35">2011</text:span><text:span text:style-name="T34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MU Typewriter Text" svg:font-family="'CMU Typewriter Text'" style:font-adornments="Claro" style:font-family-generic="modern" style:font-pitch="variable"/>
    <style:font-face style:name="CMU Classical Serif" svg:font-family="'CMU Classical Serif'" style:font-adornments="Itálico" style:font-family-generic="roman" style:font-pitch="variable"/>
    <style:font-face style:name="CMU Serif" svg:font-family="'CMU Serif'" style:font-adornments="Itálico" style:font-family-generic="roman" style:font-pitch="variable"/>
    <style:font-face style:name="CMU Serif2" svg:font-family="'CMU Serif'" style:font-adornments="Negrito" style:font-family-generic="roman" style:font-pitch="variable"/>
    <style:font-face style:name="CMU Serif3" svg:font-family="'CMU Serif'" style:font-adornments="Regular" style:font-family-generic="roman" style:font-pitch="variable"/>
    <style:font-face style:name="CMU Serif1" svg:font-family="'CMU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_20_1" draw:display-name="Gradient 1" draw:style="linear" draw:start-color="#cccccc" draw:end-color="#ffffff" draw:start-intensity="95%" draw:end-intensity="100%" draw:angle="300" draw:border="0%"/>
    <draw:gradient draw:name="Gradient_20_10" draw:display-name="Gradient 10" draw:style="linear" draw:start-color="#b2b2b2" draw:end-color="#eeeeee" draw:start-intensity="100%" draw:end-intensity="100%" draw:angle="1650" draw:border="0%"/>
    <draw:gradient draw:name="Gradient_20_11" draw:display-name="Gradient 11" draw:style="linear" draw:start-color="#b2b2b2" draw:end-color="#ffffff" draw:start-intensity="100%" draw:end-intensity="100%" draw:angle="1800" draw:border="0%"/>
    <draw:gradient draw:name="Gradient_20_12" draw:display-name="Gradient 12" draw:style="linear" draw:start-color="#b2b2b2" draw:end-color="#ffffff" draw:start-intensity="100%" draw:end-intensity="100%" draw:angle="300" draw:border="0%"/>
    <draw:gradient draw:name="Gradient_20_13" draw:display-name="Gradient 13" draw:style="linear" draw:start-color="#cccccc" draw:end-color="#ffffff" draw:start-intensity="100%" draw:end-intensity="100%" draw:angle="900" draw:border="0%"/>
    <draw:gradient draw:name="Gradient_20_2" draw:display-name="Gradient 2" draw:style="axial" draw:start-color="#cccccc" draw:end-color="#ffffff" draw:start-intensity="100%" draw:end-intensity="100%" draw:angle="300" draw:border="0%"/>
    <draw:gradient draw:name="Gradient_20_3" draw:display-name="Gradient 3" draw:style="radial" draw:cx="0%" draw:cy="0%" draw:start-color="#cccccc" draw:end-color="#ffffff" draw:start-intensity="100%" draw:end-intensity="100%" draw:border="0%"/>
    <draw:gradient draw:name="Gradient_20_32" draw:display-name="Gradient 32" draw:style="linear" draw:start-color="#eeeeee" draw:end-color="#dddddd" draw:start-intensity="100%" draw:end-intensity="100%" draw:angle="900" draw:border="0%"/>
    <draw:gradient draw:name="Gradient_20_4" draw:display-name="Gradient 4" draw:style="linear" draw:start-color="#cccccc" draw:end-color="#ffffff" draw:start-intensity="100%" draw:end-intensity="100%" draw:angle="300" draw:border="0%"/>
    <draw:gradient draw:name="Gradient_20_5" draw:display-name="Gradient 5" draw:style="linear" draw:start-color="#cccccc" draw:end-color="#eeeeee" draw:start-intensity="100%" draw:end-intensity="100%" draw:angle="300" draw:border="0%"/>
    <draw:gradient draw:name="Gradient_20_6" draw:display-name="Gradient 6" draw:style="linear" draw:start-color="#ffffff" draw:end-color="#cccccc" draw:start-intensity="100%" draw:end-intensity="100%" draw:angle="300" draw:border="0%"/>
    <draw:gradient draw:name="Gradient_20_7" draw:display-name="Gradient 7" draw:style="linear" draw:start-color="#eeeeee" draw:end-color="#cccccc" draw:start-intensity="100%" draw:end-intensity="100%" draw:angle="300" draw:border="0%"/>
    <draw:gradient draw:name="Gradient_20_8" draw:display-name="Gradient 8" draw:style="linear" draw:start-color="#b2b2b2" draw:end-color="#eeeeee" draw:start-intensity="100%" draw:end-intensity="100%" draw:angle="300" draw:border="0%"/>
    <draw:gradient draw:name="Gradient_20_9" draw:display-name="Gradient 9" draw:style="linear" draw:start-color="#b2b2b2" draw:end-color="#eeeeee" draw:start-intensity="100%" draw:end-intensity="100%" draw:angle="1500" draw:border="0%"/>
    <draw:gradient draw:name="London_20_Mist" draw:display-name="London Mist" draw:style="linear" draw:start-color="#cccccc" draw:end-color="#666666" draw:start-intensity="100%" draw:end-intensity="100%" draw:angle="300" draw:border="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Submarine" draw:style="linear" draw:start-color="#dde8cb" draw:end-color="#b4c7dc" draw:start-intensity="100%" draw:end-intensity="100%" draw:angle="0" draw:border="0%"/>
    <draw:hatch draw:name="Red_20_Crossed_20_0_20_Degrees" draw:display-name="Red Crossed 0 Degrees" draw:style="double" draw:color="#800000" draw:distance="0.076cm" draw:rotation="900"/>
    <draw:fill-image draw:name="Parchment_20_Paper" draw:display-name="Parchment Paper" xlink:href="Pictures/1000000000000200000002008D623C5F287E0076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text-indent="1.199cm" style:auto-text-indent="false"/>
      <style:text-properties fo:color="#000000" style:font-name="CMU Serif1" fo:font-family="'CMU Serif'" style:font-style-name="Roman" style:font-family-generic="roman" style:font-pitch="variable" fo:font-weight="normal"/>
    </style:style>
    <style:style style:name="Heading" style:family="paragraph" style:hidden="true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hidden="true" style:parent-style-name="Standard" style:class="text" style:master-page-name="">
      <style:paragraph-properties fo:margin-left="0cm" fo:margin-right="0cm" fo:margin-top="0cm" fo:margin-bottom="0cm" loext:contextual-spacing="false" fo:line-height="150%" fo:text-align="justify" style:justify-single-word="false" fo:text-indent="1.199cm" style:auto-text-indent="false" style:page-number="auto">
        <style:tab-stops/>
      </style:paragraph-properties>
      <style:text-properties style:font-name="CMU Serif1" fo:font-family="'CMU Serif'" style:font-style-name="Roman" style:font-family-generic="roman" style:font-pitch="variable" fo:font-weight="normal" fo:background-color="transparent"/>
    </style:style>
    <style:style style:name="List" style:family="paragraph" style:hidden="true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hidden="true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Header_20_and_20_Footer" style:display-name="Header and Footer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hidden="true" style:parent-style-name="Standard" style:class="extra"/>
    <style:style style:name="Table_20_Contents" style:display-name="Table Contents" style:family="paragraph" style:hidden="true" style:parent-style-name="Standard" style:class="extra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Figure" style:family="paragraph" style:hidden="true" style:parent-style-name="Caption" style:class="extra"/>
    <style:style style:name="Illustration" style:family="paragraph" style:hidden="true" style:parent-style-name="Caption" style:class="extra"/>
    <style:style style:name="Figure_20_Index_20_1" style:display-name="Figur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ext_20_body_20_indent" style:display-name="Text body indent" style:family="paragraph" style:hidden="true" style:parent-style-name="Text_20_body" style:class="text">
      <style:paragraph-properties fo:margin-left="0.499cm" fo:margin-right="0cm" fo:text-indent="0cm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_20_Cont." style:display-name="Numbering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Drawing" style:family="paragraph" style:hidden="true" style:parent-style-name="Caption" style:class="extra"/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" style:display-name="List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" style:display-name="List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" style:display-name="List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" style:display-name="List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" style:display-name="Numbering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" style:display-name="Numbering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" style:display-name="Numbering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" style:display-name="Numbering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" style:display-name="Numbering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Foot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1" style:display-name="Contents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" style:family="paragraph" style:hidden="true" style:parent-style-name="Caption" style:class="extra"/>
    <style:style style:name="Text" style:family="paragraph" style:hidden="true" style:parent-style-name="Caption" style:class="extra"/>
    <style:style style:name="Heading_20_1" style:display-name="Heading 1" style:family="paragraph" style:hidden="true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hidden="true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hidden="true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hidden="true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hidden="true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ítulos_20_personalizados" style:display-name="Títulos personalizados" style:family="paragraph" style:next-style-name="Text_20_body" style:master-page-name="">
      <style:paragraph-properties fo:margin-top="0.499cm" fo:margin-bottom="0.199cm" loext:contextual-spacing="false" fo:keep-together="always" fo:orphans="0" fo:widows="0" style:page-number="auto" fo:padding-left="0.15cm" fo:padding-right="0.101cm" fo:padding-top="0cm" fo:padding-bottom="0cm" fo:border-left="none" fo:border-right="none" fo:border-top="none" fo:border-bottom="0.74pt solid #000000" fo:keep-with-next="always"/>
      <style:text-properties fo:font-variant="small-caps" style:font-name="CMU Serif2" fo:font-family="'CMU Serif'" style:font-style-name="Negrito" style:font-family-generic="roman" style:font-pitch="variable" fo:font-weight="bold"/>
    </style:style>
    <style:style style:name="Título_20_do_20_relatório" style:display-name="Título do relatório" style:family="paragraph" style:parent-style-name="Títulos_20_personalizados" style:master-page-name="">
      <loext:graphic-properties draw:fill="solid" draw:fill-color="#000000"/>
      <style:paragraph-properties fo:margin-left="0cm" fo:margin-right="0cm" fo:margin-top="0cm" fo:margin-bottom="0cm" loext:contextual-spacing="false" style:register-true="false" fo:text-indent="0cm" style:auto-text-indent="false" style:page-number="auto" fo:background-color="#000000" fo:padding="0.101cm" fo:border="none" style:join-border="false">
        <style:tab-stops/>
      </style:paragraph-properties>
      <style:text-properties fo:font-variant="small-caps" fo:color="#ffffff" style:font-name="CMU Serif2" fo:font-family="'CMU Serif'" style:font-style-name="Negrito" style:font-family-generic="roman" style:font-pitch="variable" fo:font-size="16pt" fo:font-style="normal" fo:font-weight="bold" fo:background-color="transparent"/>
    </style:style>
    <style:style style:name="Autor_20_Cabeçalho" style:display-name="Autor Cabeçalho" style:family="paragraph">
      <style:paragraph-properties fo:margin-top="0.101cm" fo:margin-bottom="1cm" loext:contextual-spacing="true" fo:line-height="100%" fo:text-align="end" style:justify-single-word="false">
        <style:tab-stops/>
      </style:paragraph-properties>
      <style:text-properties style:font-name="CMU Classical Serif" fo:font-family="'CMU Classical Serif'" style:font-style-name="Itálico" style:font-family-generic="roman" style:font-pitch="variable" fo:font-size="10pt" fo:font-style="italic" fo:font-weight="normal"/>
    </style:style>
    <style:style style:name="Título_20_Seção" style:display-name="Título Seção" style:family="paragraph" style:parent-style-name="Títulos_20_personalizados" style:next-style-name="Text_20_body" style:master-page-name="">
      <loext:graphic-properties draw:fill="solid" draw:fill-color="#eeeeee" draw:fill-gradient-name="Gradient_20_32" draw:gradient-step-count="0" draw:fill-hatch-name="Red_20_Crossed_20_0_20_Degrees" draw:fill-hatch-solid="false" draw:fill-image-name="Parchment_20_Paper" draw:fill-image-width="0cm" draw:fill-image-height="0cm" style:repeat="no-repeat" draw:fill-image-ref-point-x="0%" draw:fill-image-ref-point-y="0%" draw:fill-image-ref-point="bottom-left"/>
      <style:paragraph-properties fo:margin-left="0cm" fo:margin-right="0cm" fo:margin-top="0.7cm" fo:margin-bottom="0.199cm" loext:contextual-spacing="false" fo:text-align="justify" style:justify-single-word="false" fo:keep-together="always" fo:orphans="0" fo:widows="0" fo:text-indent="0cm" style:auto-text-indent="false" style:page-number="auto" fo:background-color="#eeeeee" fo:padding-left="0.101cm" fo:padding-right="0.101cm" fo:padding-top="0.049cm" fo:padding-bottom="0.049cm" fo:border-left="2.01pt solid #dddddd" fo:border-right="none" fo:border-top="none" fo:border-bottom="none" fo:keep-with-next="always" style:join-border="false">
        <style:tab-stops/>
      </style:paragraph-properties>
      <style:text-properties fo:font-variant="small-caps" fo:color="#000000" style:font-name="CMU Serif2" fo:font-family="'CMU Serif'" style:font-style-name="Negrito" style:font-family-generic="roman" style:font-pitch="variable" fo:font-size="12pt" fo:font-weight="bold" fo:background-color="transparent"/>
    </style:style>
    <style:style style:name="Tópicos" style:family="paragraph" style:default-outline-level="" style:list-style-name="List_20_4" style:master-page-name="">
      <style:paragraph-properties fo:margin-top="0cm" fo:margin-bottom="0.3cm" loext:contextual-spacing="false" fo:text-align="justify" style:justify-single-word="false" fo:keep-together="always" fo:orphans="0" fo:widows="0" fo:hyphenation-ladder-count="no-limit" style:register-true="false" style:page-number="auto" fo:padding-left="0cm" fo:padding-right="2cm" fo:padding-top="0cm" fo:padding-bottom="0cm" fo:border="none" fo:keep-with-next="auto" text:number-lines="false" text:line-number="0" style:snap-to-layout-grid="false">
        <style:tab-stops/>
      </style:paragraph-properties>
      <style:text-properties style:text-outline="false" style:text-line-through-style="none" style:text-line-through-type="none" style:font-name="CMU Serif3" fo:font-family="'CMU Serif'" style:font-style-name="Regular" style:font-family-generic="roman" style:font-pitch="variable" fo:font-size="12pt" fo:text-shadow="none" style:text-underline-style="none" style:text-rotation-angle="0" style:text-rotation-scale="line-height" style:font-relief="none" style:text-overline-style="none" style:text-overline-color="font-color" fo:hyphenate="false" fo:hyphenation-remain-char-count="2" fo:hyphenation-push-char-count="2" loext:hyphenation-no-caps="false"/>
    </style:style>
    <style:style style:name="Pré-título" style:family="paragraph" style:parent-style-name="Título_20_do_20_relatório" style:master-page-name="">
      <loext:graphic-properties draw:fill="solid" draw:fill-color="#010101"/>
      <style:paragraph-properties fo:margin-left="0cm" fo:margin-right="0cm" fo:margin-top="0cm" fo:margin-bottom="0.15cm" loext:contextual-spacing="false" fo:text-indent="0cm" style:auto-text-indent="false" style:page-number="auto" fo:background-color="#010101" fo:padding-left="0.101cm" fo:padding-right="0.101cm" fo:padding-top="0cm" fo:padding-bottom="0cm" fo:border="none" style:join-border="false">
        <style:tab-stops/>
      </style:paragraph-properties>
      <style:text-properties style:font-name="CMU Serif1" fo:font-family="'CMU Serif'" style:font-style-name="Roman" style:font-family-generic="roman" style:font-pitch="variable" fo:font-size="12pt" fo:font-weight="normal"/>
    </style:style>
    <style:style style:name="Bloco_20_de_20_texto" style:display-name="Bloco de texto" style:family="paragraph" style:parent-style-name="Text_20_body" style:next-style-name="Text_20_body" style:master-page-name="">
      <loext:graphic-properties draw:fill="none" draw:fill-color="#eeeeee"/>
      <style:paragraph-properties fo:margin-left="2.499cm" fo:margin-right="2cm" fo:margin-top="0cm" fo:margin-bottom="0.6cm" loext:contextual-spacing="false" fo:line-height="100%" fo:keep-together="always" fo:orphans="0" fo:widows="0" fo:text-indent="0cm" style:auto-text-indent="false" style:page-number="auto" fo:background-color="transparent" fo:padding="0.199cm" fo:border-left="none" fo:border-right="none" fo:border-top="0.99pt solid #000000" fo:border-bottom="0.99pt solid #000000">
        <style:tab-stops/>
      </style:paragraph-properties>
      <style:text-properties fo:font-size="11pt"/>
    </style:style>
    <style:style style:name="Título_20_bloco_20_de_20_texto" style:display-name="Título bloco de texto" style:family="paragraph" style:next-style-name="Bloco_20_de_20_texto" style:master-page-name="">
      <style:paragraph-properties fo:margin-left="2.499cm" fo:margin-right="2cm" fo:margin-top="0.3cm" fo:margin-bottom="0cm" loext:contextual-spacing="false" fo:line-height="100%" fo:keep-together="always" fo:orphans="0" fo:widows="0" style:register-true="false" fo:text-indent="0cm" style:auto-text-indent="false" style:page-number="auto" fo:padding-left="0.101cm" fo:padding-right="0.101cm" fo:padding-top="0cm" fo:padding-bottom="0cm" fo:border="none" fo:keep-with-next="always">
        <style:tab-stops/>
      </style:paragraph-properties>
      <style:text-properties fo:text-transform="uppercase" fo:font-size="10pt" fo:font-style="normal" fo:font-weight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Destaque" style:family="text">
      <style:text-properties fo:color="#000000" style:font-name="CMU Serif3" fo:font-family="'CMU Serif'" style:font-style-name="Regular" style:font-family-generic="roman" style:font-pitch="variable" fo:background-color="#eaff00"/>
    </style:style>
    <style:style style:name="Destaque_20_Forte" style:display-name="Destaque Forte" style:family="text" style:parent-style-name="Destaque">
      <style:text-properties fo:font-weight="bold"/>
    </style:style>
    <style:style style:name="Palavra_20_especial" style:display-name="Palavra especial" style:family="text">
      <style:text-properties style:font-name="CMU Serif" fo:font-family="'CMU Serif'" style:font-style-name="Itálico" style:font-family-generic="roman" style:font-pitch="variable" fo:font-style="italic" fo:font-weight="normal"/>
    </style:style>
    <style:style style:name="Código" style:family="text">
      <style:text-properties style:font-name="CMU Typewriter Text" fo:font-family="'CMU Typewriter Text'" style:font-style-name="Claro" style:font-family-generic="modern" style:font-pitch="variable" fo:font-size="10pt" fo:font-weight="normal"/>
    </style:style>
    <style:style style:name="Código_20_no_20_corpo_20_do_20_texto" style:display-name="Código no corpo do texto" style:family="text" style:parent-style-name="Código">
      <style:text-properties fo:color="#000000" fo:font-size="10pt" fo:background-color="#dddddd"/>
    </style:style>
    <style:style style:name="Corpo" style:family="text">
      <style:text-properties style:font-name="CMU Serif3" fo:font-family="'CMU Serif'" style:font-style-name="Regular" style:font-family-generic="roman" style:font-pitch="variable" fo:background-color="transparent"/>
    </style:style>
    <style:style style:name="Comentário_20_Código" style:display-name="Comentário Código" style:family="text" style:parent-style-name="Código">
      <style:text-properties fo:color="#808080" fo:font-style="oblique" fo:font-weight="150"/>
    </style:style>
    <style:style style:name="Sem_20_título1" style:display-name="Sem título1" style:family="text" style:parent-style-name="Código">
      <style:text-properties fo:font-size="10pt"/>
    </style:style>
    <style:style style:name="Sem_20_título2" style:display-name="Sem título2" style:family="text" style:parent-style-name="Código_20_no_20_corpo_20_do_20_texto">
      <style:text-properties fo:font-size="10pt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eração_20_de_20_questão" style:display-name="Numeração de questão" style:family="text">
      <style:text-properties fo:font-variant="small-caps" fo:color="#666666" style:text-position="0% 100%" style:font-name="CMU Serif3" fo:font-family="'CMU Serif'" style:font-style-name="Regular" style:font-family-generic="roman" style:font-pitch="variable" fo:font-size="10.5pt" fo:font-style="normal" fo:font-weight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text-indent="-1cm" fo:margin-left="1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 fo:text-align="center">
          <style:list-level-label-alignment text:label-followed-by="space" fo:text-indent="-18.399cm" fo:margin-left="20.8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Bullet_20_Symbols" text:bullet-char="➢">
        <style:list-level-properties text:list-level-position-and-space-mode="label-alignment" fo:text-align="end">
          <style:list-level-label-alignment text:label-followed-by="space" fo:margin-left="1.499cm"/>
        </style:list-level-properties>
        <style:text-properties style:font-name="OpenSymbol1"/>
      </text:list-level-style-bullet>
      <text:list-level-style-bullet text:level="2" text:style-name="Bullet_20_Symbols" text:bullet-char="">
        <style:list-level-properties text:list-level-position-and-space-mode="label-alignment" fo:text-align="end">
          <style:list-level-label-alignment text:label-followed-by="space" fo:margin-left="2.499cm"/>
        </style:list-level-properties>
        <style:text-properties style:font-name="OpenSymbol1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3T16:40:29.928421003</meta:creation-date>
    <dc:date>2022-02-21T23:44:11.840611854</dc:date>
    <meta:editing-duration>PT2H19M46S</meta:editing-duration>
    <meta:editing-cycles>98</meta:editing-cycles>
    <meta:generator>LibreOffice/6.4.7.2$Linux_X86_64 LibreOffice_project/40$Build-2</meta:generator>
    <meta:document-statistic meta:table-count="0" meta:image-count="0" meta:object-count="0" meta:page-count="3" meta:paragraph-count="18" meta:word-count="385" meta:character-count="2297" meta:non-whitespace-character-count="1938"/>
  </office:meta>
</office:document-meta>
</file>